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0bf44" officeooo:paragraph-rsid="0010bf44"/>
    </style:style>
    <style:style style:name="P2" style:family="paragraph" style:parent-style-name="Standard">
      <style:text-properties fo:language="fr" fo:country="FR" officeooo:rsid="0011e31f" officeooo:paragraph-rsid="0011e31f"/>
    </style:style>
    <style:style style:name="P3" style:family="paragraph" style:parent-style-name="Standard">
      <style:text-properties fo:language="fr" fo:country="FR" officeooo:rsid="0012784c" officeooo:paragraph-rsid="0012784c"/>
    </style:style>
    <style:style style:name="P4" style:family="paragraph" style:parent-style-name="Standard">
      <style:text-properties fo:language="fr" fo:country="FR" officeooo:rsid="0012f451" officeooo:paragraph-rsid="0012f4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ion 5.12.8</text:p>
      <text:p text:style-name="P1"/>
      <text:p text:style-name="P1">qmainwindows hérite de helloqt</text:p>
      <text:p text:style-name="P1"/>
      <text:p text:style-name="P2">un écran blanc s’affiche</text:p>
      <text:p text:style-name="P2"/>
      <text:p text:style-name="P2">l’écran ne s’affiche plus</text:p>
      <text:p text:style-name="P2"/>
      <text:p text:style-name="P2">idem</text:p>
      <text:p text:style-name="P2"/>
      <text:p text:style-name="P2">libQt5Widgets.so, libQt5Gui.so, libQt5Core.so, libGL.so</text:p>
      <text:p text:style-name="P2"/>
      <text:p text:style-name="P2">afficher un bouton, hérite de QabstractButton</text:p>
      <text:p text:style-name="P2"/>
      <text:p text:style-name="P3">helloqt, qmainwindow</text:p>
      <text:p text:style-name="P3"/>
      <text:p text:style-name="P3">indiquer des paramètres</text:p>
      <text:p text:style-name="P3"/>
      <text:p text:style-name="P3">permet de donner les paramètre parents à l’enfant</text:p>
      <text:p text:style-name="P3"/>
      <text:p text:style-name="P4">permet d’afficher du texte unicode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6:15:35.881525058</meta:creation-date>
    <dc:date>2020-09-28T16:58:23.502716183</dc:date>
    <meta:editing-duration>PT2M7S</meta:editing-duration>
    <meta:editing-cycles>1</meta:editing-cycles>
    <meta:document-statistic meta:table-count="0" meta:image-count="0" meta:object-count="0" meta:page-count="1" meta:paragraph-count="11" meta:word-count="43" meta:character-count="323" meta:non-whitespace-character-count="291"/>
    <meta:generator>LibreOffice/6.4.6.2$Linux_X86_64 LibreOffice_project/40$Build-2</meta:generator>
  </office:meta>
</office:document-meta>
</file>